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55">
            <text:p>555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49">
            <text:p>649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49">
            <text:p>2149</text:p>
          </table:table-cell>
          <table:table-cell table:style-name="ce23" office:value-type="float" office:value="182">
            <text:p>18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14">
            <text:p>71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42">
            <text:p>64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1">
            <text:p>1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744">
            <text:p>1744</text:p>
          </table:table-cell>
          <table:table-cell table:style-name="ce23" office:value-type="float" office:value="253">
            <text:p>25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438">
            <text:p>3438</text:p>
          </table:table-cell>
          <table:table-cell table:style-name="ce23" office:value-type="float" office:value="494">
            <text:p>49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587">
            <text:p>5587</text:p>
          </table:table-cell>
          <table:table-cell table:style-name="ce23" office:value-type="float" office:value="676">
            <text:p>67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